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B0000004ABDB2620E6833E2E9.jpg" manifest:media-type="image/jpeg"/>
  <manifest:file-entry manifest:full-path="Pictures/10000000000000B3000000C100440DE4DCC25BA2.jpg" manifest:media-type="image/jpeg"/>
  <manifest:file-entry manifest:full-path="Pictures/100000000000018C0000013E3A92C4E37CDE895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SimSun" svg:font-family="SimSun, 宋体" style:font-pitch="variable"/>
    <style:font-face style:name="CG Times (W1)" svg:font-family="'CG Times (W1)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, 'Courier New'" style:font-family-generic="script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42cm" table:align="margins" style:writing-mode="lr-tb"/>
    </style:style>
    <style:style style:name="Table1.A" style:family="table-column">
      <style:table-column-properties style:column-width="9.79cm" style:rel-column-width="37867*"/>
    </style:style>
    <style:style style:name="Table1.B" style:family="table-column">
      <style:table-column-properties style:column-width="1.508cm" style:rel-column-width="5833*"/>
    </style:style>
    <style:style style:name="Table1.C" style:family="table-column">
      <style:table-column-properties style:column-width="2.91cm" style:rel-column-width="11257*"/>
    </style:style>
    <style:style style:name="Table1.D" style:family="table-column">
      <style:table-column-properties style:column-width="2.734cm" style:rel-column-width="1057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42cm" table:align="margins" style:writing-mode="lr-tb"/>
    </style:style>
    <style:style style:name="Table2.A" style:family="table-column">
      <style:table-column-properties style:column-width="9.79cm" style:rel-column-width="37867*"/>
    </style:style>
    <style:style style:name="Table2.B" style:family="table-column">
      <style:table-column-properties style:column-width="1.508cm" style:rel-column-width="5833*"/>
    </style:style>
    <style:style style:name="Table2.C" style:family="table-column">
      <style:table-column-properties style:column-width="2.91cm" style:rel-column-width="11257*"/>
    </style:style>
    <style:style style:name="Table2.D" style:family="table-column">
      <style:table-column-properties style:column-width="2.734cm" style:rel-column-width="1057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6d842f" style:font-name-complex="Times New Roman"/>
    </style:style>
    <style:style style:name="P3" style:family="paragraph" style:parent-style-name="Standard">
      <style:paragraph-properties fo:line-height="150%" fo:text-align="center" style:justify-single-word="false"/>
      <style:text-properties officeooo:rsid="000dec27" officeooo:paragraph-rsid="00451516" style:font-name-complex="Times New Roman"/>
    </style:style>
    <style:style style:name="P4" style:family="paragraph" style:parent-style-name="Standard">
      <style:paragraph-properties fo:line-height="150%" fo:text-align="center" style:justify-single-word="false"/>
      <style:text-properties officeooo:rsid="000dec27" officeooo:paragraph-rsid="005ab80b" style:font-name-complex="Times New Roman"/>
    </style:style>
    <style:style style:name="P5" style:family="paragraph" style:parent-style-name="Standard">
      <style:paragraph-properties fo:line-height="150%" fo:text-align="center" style:justify-single-word="false"/>
      <style:text-properties officeooo:rsid="0016c259" officeooo:paragraph-rsid="0016c259" style:font-name-complex="Times New Roman"/>
    </style:style>
    <style:style style:name="P6" style:family="paragraph" style:parent-style-name="Standard">
      <style:paragraph-properties fo:line-height="150%" fo:text-align="center" style:justify-single-word="false"/>
      <style:text-properties officeooo:rsid="0016c259" officeooo:paragraph-rsid="00451516" style:font-name-complex="Times New Roman"/>
    </style:style>
    <style:style style:name="P7" style:family="paragraph" style:parent-style-name="Standard">
      <style:paragraph-properties fo:line-height="150%" fo:text-align="center" style:justify-single-word="false"/>
      <style:text-properties officeooo:rsid="0016c259" officeooo:paragraph-rsid="005ab80b" style:font-name-complex="Times New Roman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0f10f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656cc0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7b06ab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0aafff" officeooo:paragraph-rsid="000aafff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0aafff" officeooo:paragraph-rsid="005ab80b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0aafff" officeooo:paragraph-rsid="00589516"/>
    </style:style>
    <style:style style:name="P14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7b06ab" style:font-name-complex="Times New Roman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Header">
      <style:paragraph-properties fo:line-height="150%" fo:text-align="center" style:justify-single-word="false"/>
      <style:text-properties style:text-underline-style="solid" style:text-underline-width="auto" style:text-underline-color="font-color" fo:font-weight="bold" style:font-weight-asian="bold" style:font-name-complex="Times New Roman" style:font-size-complex="12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officeooo:rsid="000af3e1" officeooo:paragraph-rsid="00451516"/>
    </style:style>
    <style:style style:name="P18" style:family="paragraph" style:parent-style-name="Table_20_Contents">
      <style:paragraph-properties fo:text-align="justify" style:justify-single-word="false"/>
      <style:text-properties officeooo:rsid="000af3e1" officeooo:paragraph-rsid="005ab80b"/>
    </style:style>
    <style:style style:name="P19" style:family="paragraph" style:parent-style-name="Table_20_Contents">
      <style:paragraph-properties fo:text-align="center" style:justify-single-word="false"/>
      <style:text-properties officeooo:rsid="000af3e1" officeooo:paragraph-rsid="00451516"/>
    </style:style>
    <style:style style:name="P20" style:family="paragraph" style:parent-style-name="Table_20_Contents">
      <style:paragraph-properties fo:text-align="center" style:justify-single-word="false"/>
      <style:text-properties officeooo:rsid="000af3e1" officeooo:paragraph-rsid="005ab80b"/>
    </style:style>
    <style:style style:name="P21" style:family="paragraph" style:parent-style-name="Table_20_Contents">
      <style:paragraph-properties fo:text-align="center" style:justify-single-word="false"/>
      <style:text-properties officeooo:rsid="0012ea81" officeooo:paragraph-rsid="00451516"/>
    </style:style>
    <style:style style:name="P22" style:family="paragraph" style:parent-style-name="Table_20_Contents">
      <style:paragraph-properties fo:text-align="center" style:justify-single-word="false"/>
      <style:text-properties officeooo:rsid="0012ea81" officeooo:paragraph-rsid="005ab80b"/>
    </style:style>
    <style:style style:name="P23" style:family="paragraph" style:parent-style-name="Table_20_Contents">
      <style:paragraph-properties fo:text-align="center" style:justify-single-word="false"/>
      <style:text-properties officeooo:paragraph-rsid="00451516"/>
    </style:style>
    <style:style style:name="P24" style:family="paragraph" style:parent-style-name="Table_20_Contents">
      <style:paragraph-properties fo:text-align="center" style:justify-single-word="false"/>
      <style:text-properties officeooo:paragraph-rsid="005ab80b"/>
    </style:style>
    <style:style style:name="P25" style:family="paragraph" style:parent-style-name="Table_20_Contents">
      <style:paragraph-properties fo:text-align="justify" style:justify-single-word="false"/>
      <style:text-properties officeooo:rsid="0046d599" officeooo:paragraph-rsid="0046d599"/>
    </style:style>
    <style:style style:name="P26" style:family="paragraph" style:parent-style-name="Table_20_Contents">
      <style:paragraph-properties fo:text-align="justify" style:justify-single-word="false"/>
      <style:text-properties officeooo:rsid="0046d599" officeooo:paragraph-rsid="005ab80b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justify" style:justify-single-word="false"/>
      <style:text-properties officeooo:paragraph-rsid="005ab80b"/>
    </style:style>
    <style:style style:name="P29" style:family="paragraph" style:parent-style-name="Table_20_Contents">
      <style:paragraph-properties fo:text-align="end" style:justify-single-word="false"/>
      <style:text-properties officeooo:rsid="00451516" officeooo:paragraph-rsid="00451516"/>
    </style:style>
    <style:style style:name="P30" style:family="paragraph" style:parent-style-name="Table_20_Contents">
      <style:paragraph-properties fo:text-align="end" style:justify-single-word="false"/>
      <style:text-properties officeooo:rsid="00451516" officeooo:paragraph-rsid="005ab80b"/>
    </style:style>
    <style:style style:name="P31" style:family="paragraph" style:parent-style-name="Table_20_Contents">
      <style:paragraph-properties style:writing-mode="lr-tb"/>
    </style:style>
    <style:style style:name="P32" style:family="paragraph" style:parent-style-name="Table_20_Contents">
      <style:paragraph-properties style:writing-mode="lr-tb"/>
      <style:text-properties officeooo:paragraph-rsid="00724edf"/>
    </style:style>
    <style:style style:name="P33" style:family="paragraph" style:parent-style-name="Header" style:master-page-name="Standard">
      <style:paragraph-properties fo:line-height="150%" fo:text-align="center" style:justify-single-word="false" style:page-number="auto"/>
    </style:style>
    <style:style style:name="P34" style:family="paragraph" style:parent-style-name="Standard">
      <style:paragraph-properties fo:line-height="150%" fo:text-align="justify" style:justify-single-word="false"/>
      <style:text-properties officeooo:rsid="000aafff" officeooo:paragraph-rsid="00589516"/>
    </style:style>
    <style:style style:name="T1" style:family="text">
      <style:text-properties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ShelleyAllegro BT" fo:font-size="8pt" fo:font-weight="bold" style:font-name-asian="ShelleyAllegro BT" style:font-size-asian="8pt" style:font-weight-asian="bold" style:font-name-complex="ShelleyAllegro BT" style:font-size-complex="8pt" style:font-weight-complex="bold"/>
    </style:style>
    <style:style style:name="T3" style:family="text">
      <style:text-properties officeooo:rsid="00494cda"/>
    </style:style>
    <style:style style:name="T4" style:family="text">
      <style:text-properties fo:font-weight="bold" style:font-weight-asian="bold" style:font-name-complex="Times New Roman" style:font-weight-complex="bold"/>
    </style:style>
    <style:style style:name="T5" style:family="text">
      <style:text-properties fo:font-weight="bold" officeooo:rsid="00780258" style:font-weight-asian="bold" style:font-name-complex="Times New Roman" style:font-weight-complex="bold"/>
    </style:style>
    <style:style style:name="T6" style:family="text">
      <style:text-properties style:font-name-complex="Times New Roman"/>
    </style:style>
    <style:style style:name="T7" style:family="text">
      <style:text-properties officeooo:rsid="0075c7cc" style:font-name-complex="Times New Roman"/>
    </style:style>
    <style:style style:name="T8" style:family="text">
      <style:text-properties officeooo:rsid="0078ee6f" style:font-name-complex="Times New Roman"/>
    </style:style>
    <style:style style:name="T9" style:family="text">
      <style:text-properties officeooo:rsid="007ae161" style:font-name-complex="Times New Roman"/>
    </style:style>
    <style:style style:name="T10" style:family="text">
      <style:text-properties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officeooo:rsid="0076322f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officeooo:rsid="0076322f" style:font-name-asian="Arial1" style:font-size-asian="12pt" style:font-style-asian="italic" style:font-weight-asian="normal" style:font-name-complex="Times New Roman" style:font-size-complex="12pt" style:font-style-complex="italic" style:font-weight-complex="normal" style:text-emphasize="none" style:text-overline-style="none" style:text-overline-color="font-color"/>
    </style:style>
    <style:style style:name="T13" style:family="text">
      <style:text-properties officeooo:rsid="003d0c7f"/>
    </style:style>
    <style:style style:name="T14" style:family="text">
      <style:text-properties officeooo:rsid="003e6152"/>
    </style:style>
    <style:style style:name="T15" style:family="text">
      <style:text-properties officeooo:rsid="004167e6"/>
    </style:style>
    <style:style style:name="T16" style:family="text">
      <style:text-properties fo:language="es" fo:country="ES" style:language-asian="zh" style:country-asian="CN" style:language-complex="hi" style:country-complex="IN"/>
    </style:style>
    <style:style style:name="T17" style:family="text">
      <style:text-properties officeooo:rsid="005ab80b"/>
    </style:style>
    <style:style style:name="T18" style:family="text">
      <style:text-properties officeooo:rsid="00651e56"/>
    </style:style>
    <style:style style:name="T19" style:family="text">
      <style:text-properties officeooo:rsid="0075c7cc"/>
    </style:style>
    <style:style style:name="T20" style:family="text">
      <style:text-properties officeooo:rsid="0078ee6f" fo:background-color="#ffffff" loext:char-shading-value="0" style:font-name-complex="Times New Roman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6">A C T A <text:span text:style-name="T19">DE CIERRE</text:span></text:p>
      <text:p text:style-name="P14"/>
      <text:p text:style-name="P10"><text:span text:style-name="T6">En el Depósito de Patrimonio del Hospital Escuela de Agudos “Dr. Ramón Madariaga”, sito en Av. Marconi Nº 3736, de la Ciudad de Posadas, Capital de la Provincia de Misiones, <text:s/></text:span><text:span text:style-name="T6"><text:text-input text:description="$fcierre">$fcierre</text:text-input></text:span><text:span text:style-name="T6">, en presencia de </text:span><text:span text:style-name="T8">la</text:span><text:span text:style-name="T6"> Director</text:span><text:span text:style-name="T8">a</text:span><text:span text:style-name="T6"> de Administración del Parque de la Salud de la Provincia de Misiones Dr. Ramón Madariaga Ley XVII-Nº 70 </text:span><text:span text:style-name="T4">C.P. </text:span><text:span text:style-name="T5">Silvia Zanivan</text:span><text:span text:style-name="T6">, el encargado del </text:span><text:span text:style-name="T7">Departamento</text:span><text:span text:style-name="T6"> Compra de</text:span><text:span text:style-name="T7">l</text:span><text:span text:style-name="T6"> Parque de la Salud Dr. Ramón Madariaga Ley XVII-Nº 70 </text:span><text:span text:style-name="T4">C.P. Eduardo Ricardo D´Orsaneo</text:span><text:span text:style-name="T6">, y </text:span><text:span text:style-name="T7">el encargado </text:span><text:span text:style-name="T6">del </text:span><text:span text:style-name="T7">Departamento</text:span><text:span text:style-name="T6"> de Patrimonio del </text:span><text:span text:style-name="T7">Parque de la Salud</text:span><text:span text:style-name="T6"> Dr. Ramón Madariaga Ley XVII-Nº 70 </text:span><text:span text:style-name="T4">C.P. Enrique Dario Benesz;</text:span><text:span text:style-name="T6"> se procede a la anulación de los renglones no entregados </text:span><text:span text:style-name="T9">por el Proveedor </text:span><text:span text:style-name="T9"><text:text-input text:description="$proveedor">$proveedor</text:text-input></text:span><text:span text:style-name="T20"><text:s/></text:span><text:span text:style-name="T8">correspondientes</text:span><text:span text:style-name="T6"> </text:span><text:span text:style-name="T8">a <text:s/>la </text:span><text:span text:style-name="T6">Orden de Provisión Nº </text:span><text:span text:style-name="T10"><text:text-input text:description="">$numeroOP</text:text-input></text:span><text:span text:style-name="T10"><text:s/></text:span><text:span text:style-name="T11">perteneciente al Expediente N° </text:span><text:span text:style-name="T12"><text:text-input text:description="$expediente">$expediente</text:text-input></text:span><text:span text:style-name="T11"><text:s/></text:span><text:span text:style-name="T6">, dándose por cerrada la misma. </text:span><text:span text:style-name="T8">Se adjunta nota del proveedor detallando los motivos por los cuales les resulta imposible realizar dicha entrega.</text:span></text:p>
      <text:p text:style-name="P13"><text:text-input text:description="#set($totalTotal = 0)">#set($totalTotal = 0)</text:text-input></text:p>
      <text:p text:style-name="P13"><text:text-input text:description="#if($size != &quot;&quot;)">#if($size != "")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72222530080">
          <table:table-cell table:style-name="Table1.A1" office:value-type="string">
            <text:p text:style-name="P17">Producto </text:p>
          </table:table-cell>
          <table:table-cell table:style-name="Table1.A1" office:value-type="string">
            <text:p text:style-name="P19">Cant.</text:p>
          </table:table-cell>
          <table:table-cell table:style-name="Table1.A1" office:value-type="string">
            <text:p text:style-name="P21">Precio</text:p>
          </table:table-cell>
          <table:table-cell table:style-name="Table1.D1" office:value-type="string">
            <text:p text:style-name="P21">Total</text:p>
          </table:table-cell>
        </table:table-row>
        <table:table-row table:style-name="TableLine94072222034896">
          <table:table-cell table:style-name="Table1.A2" office:value-type="string">
            <text:p text:style-name="P31"><text:span text:style-name="T16"><text:text-input text:description="@before-row#foreach($x in $anulados)">@before-row#foreach($x in $anulados)</text:text-input></text:span><text:text-input text:description="@after-row#end">@after-row#end</text:text-input><text:text-input text:description="$x.ordenLinea.producto.nombre">$x.ordenLinea.producto.nombre</text:text-input></text:p>
          </table:table-cell>
          <table:table-cell table:style-name="Table1.A2" office:value-type="string">
            <text:p text:style-name="P23"><text:text-input text:description="$x.cantidad">$x.cantidad</text:text-input></text:p>
          </table:table-cell>
          <table:table-cell table:style-name="Table1.A2" office:value-type="string">
            <text:p text:style-name="P3"><text:span text:style-name="T13">$</text:span><text:text-input text:description="$numberUtils.formatNumber($math.roundTo(2,$x.ordenLinea.precio))">$numberUtils.formatNumber($math.roundTo(2,$x.ordenLinea.precio))</text:text-input></text:p>
          </table:table-cell>
          <table:table-cell table:style-name="Table1.D2" office:value-type="string">
            <text:p text:style-name="P5"><text:text-input text:description="#set($subTotalLinea = $x.ordenLinea.precio*$x.cantidad)">#set($subTotalLinea = $x.ordenLinea.precio*$x.cantidad)</text:text-input><text:span text:style-name="T14">$</text:span><text:text-input text:description="$numberUtils.formatNumber($math.roundTo(2,$subTotalLinea))">$numberUtils.formatNumber($math.roundTo(2,$subTotalLinea))</text:text-input><text:text-input text:description="#set($totalTotal = $subTotalLinea + $totalTotal)">#set($totalTotal = $subTotalLinea + $totalTotal)</text:text-input></text:p>
          </table:table-cell>
        </table:table-row>
        <table:table-row table:style-name="TableLine94072221912336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>TOTAL</text:p>
          </table:table-cell>
          <table:table-cell table:style-name="Table1.D2" office:value-type="string">
            <text:p text:style-name="P6"><text:span text:style-name="T15">$</text:span><text:text-input text:description="$numberUtils.formatNumber($math.roundTo(2,$totalTotal))">$numberUtils.formatNumber($math.roundTo(2,$totalTotal))</text:text-input></text:p>
          </table:table-cell>
        </table:table-row>
      </table:table>
      <text:p text:style-name="P2"><text:text-input text:description="#end">#end</text:text-input></text:p>
      <text:p text:style-name="P9"><text:text-input text:description="#if($sizex != &quot;&quot;)">#if($sizex != "")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Line94072221913248">
          <table:table-cell table:style-name="Table2.A1" office:value-type="string">
            <text:p text:style-name="P18">Producto </text:p>
          </table:table-cell>
          <table:table-cell table:style-name="Table2.A1" office:value-type="string">
            <text:p text:style-name="P20">Cant.</text:p>
          </table:table-cell>
          <table:table-cell table:style-name="Table2.A1" office:value-type="string">
            <text:p text:style-name="P22">Precio</text:p>
          </table:table-cell>
          <table:table-cell table:style-name="Table2.D1" office:value-type="string">
            <text:p text:style-name="P22">Total</text:p>
          </table:table-cell>
        </table:table-row>
        <table:table-row table:style-name="TableLine94072222872976">
          <table:table-cell table:style-name="Table2.A2" office:value-type="string">
            <text:p text:style-name="P32"><text:text-input text:description="@before-row#foreach($x in $anulados)"/><text:text-input text:description="@before-row#foreach($x in $anuladosc)">@before-row#foreach($x in $anuladosc)</text:text-input><text:text-input text:description="@after-row#end">@after-row#end</text:text-input><text:text-input text:description="$x.producto.nombre">$x.producto.nombre</text:text-input></text:p>
          </table:table-cell>
          <table:table-cell table:style-name="Table2.A2" office:value-type="string">
            <text:p text:style-name="P24"><text:text-input text:description="$x.cantidad">$x.cantidad</text:text-input></text:p>
          </table:table-cell>
          <table:table-cell table:style-name="Table2.A2" office:value-type="string">
            <text:p text:style-name="P4"><text:span text:style-name="T13">$</text:span><text:span text:style-name="T13"><text:text-input text:description="$numberUtils.formatNumber($math.roundTo(2,$x.precio))">$numberUtils.formatNumber($math.roundTo(2,$x.precio))</text:text-input></text:span></text:p>
          </table:table-cell>
          <table:table-cell table:style-name="Table2.D2" office:value-type="string">
            <text:p text:style-name="P7"><text:span text:style-name="T14"><text:text-input text:description="#set($subTotalLinea = $x.precio*$x.cantidad)">#set($subTotalLinea = $x.precio*$x.cantidad)</text:text-input></text:span><text:span text:style-name="T14">$</text:span><text:text-input text:description="$numberUtils.formatNumber($math.roundTo(2,$subTotalLinea))">$numberUtils.formatNumber($math.roundTo(2,$subTotalLinea))</text:text-input><text:text-input text:description="#set($totalTotal = $subTotalLinea + $totalTotal)">#set($totalTotal = $subTotalLinea + $totalTotal)</text:text-input></text:p>
          </table:table-cell>
        </table:table-row>
        <table:table-row table:style-name="TableLine94072222875504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30">TOTAL</text:p>
          </table:table-cell>
          <table:table-cell table:style-name="Table2.D2" office:value-type="string">
            <text:p text:style-name="P7"><text:span text:style-name="T15">$</text:span><text:text-input text:description="$numberUtils.formatNumber($math.roundTo(2,$totalTotal))">$numberUtils.formatNumber($math.roundTo(2,$totalTotal))</text:text-input></text:p>
          </table:table-cell>
        </table:table-row>
      </table:table>
      <text:p text:style-name="P8"><text:text-input text:description="#end">#end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SimSun" svg:font-family="SimSun, 宋体" style:font-pitch="variable"/>
    <style:font-face style:name="CG Times (W1)" svg:font-family="'CG Times (W1)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, 'Courier New'" style:font-family-generic="script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Encabezado2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Encabezado1" style:next-style-name="Text_20_body" style:default-outline-level="1" style:list-style-name="WW8Num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style:line-height-at-least="0.423cm" fo:text-align="justify" style:justify-single-word="false" fo:keep-with-next="always"/>
      <style:text-properties fo:font-size="12pt" fo:language="en" fo:country="US" fo:font-style="italic" style:font-size-asian="12pt" style:font-style-asian="italic" style:font-style-complex="italic" style:font-weight-complex="bold"/>
    </style:style>
    <style:style style:name="Encabezado2" style:family="paragraph" style:parent-style-name="Encabezado1" style:nex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Arial" style:font-family-asian="Arial" style:font-family-generic-asian="swiss" style:font-pitch-asian="variable" style:font-size-asian="12pt" style:language-asian="zh" style:country-asian="CN" style:font-name-complex="CG Times (W1)" style:font-family-complex="'CG Times (W1)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Encabezad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1" style:display-name="Fuente de párrafo predeter.1" style:family="text"/>
    <style:style style:name="WW-Absatz-Standardschriftart" style:family="text"/>
    <style:style style:name="WW8Num2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WW8Num3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WW8Num4z0" style:family="text">
      <style:text-properties style:font-name="Times New Roman" fo:font-family="'Times New Roman'" style:font-family-generic="roman" style:font-pitch="variable" fo:font-size="9pt" fo:font-style="normal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 style:font-size-complex="9pt" style:font-style-complex="normal" style:font-weight-complex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WW-Absatz-Standardschriftar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ShelleyAllegro BT" fo:font-size="8pt" fo:font-weight="bold" style:font-name-asian="ShelleyAllegro BT" style:font-size-asian="8pt" style:font-weight-asian="bold" style:font-name-complex="ShelleyAllegro BT" style:font-size-complex="8pt" style:font-weight-complex="bold"/>
    </style:style>
    <style:style style:name="MT3" style:family="text">
      <style:text-properties officeooo:rsid="00494cd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0.635cm" fo:margin-bottom="3cm" fo:margin-left="3.149cm" fo:margin-right="1.499cm" fo:background-color="#ffffff" style:writing-mode="lr-tb" style:layout-grid-color="#c0c0c0" style:layout-grid-lines="5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808cm" fo:margin-left="0cm" fo:margin-right="0cm" fo:margin-bottom="3.709cm" style:dynamic-spacing="true"/>
      </style:header-style>
      <style:footer-style>
        <style:header-footer-properties fo:min-height="0.136cm" fo:margin-left="0cm" fo:margin-right="0cm" fo:margin-top="0.03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0.933cm" svg:y="6.6cm" svg:width="13.894cm" svg:height="8.061cm" draw:z-index="1"><draw:image xlink:href="Pictures/100000000000018C0000013E3A92C4E37CDE8955.jpg" xlink:type="simple" xlink:show="embed" xlink:actuate="onLoad" loext:mime-type="image/jpeg"/></draw:frame><draw:frame draw:style-name="Mfr1" draw:name="Image3" text:anchor-type="char" svg:x="-0.213cm" svg:y="0.423cm" svg:width="4.165cm" svg:height="3.394cm" draw:z-index="5"><draw:image xlink:href="Pictures/10000000000000B3000000C100440DE4DCC25BA2.jpg" xlink:type="simple" xlink:show="embed" xlink:actuate="onLoad" loext:mime-type="image/jpeg"/></draw:frame><text:span text:style-name="MT1"><text:s text:c="2"/></text:span><text:span text:style-name="MT2"><text:s text:c="4"/></text:span></text:p>
      </style:header>
      <style:footer>
        <text:p text:style-name="MP2"><text:page-number text:select-page="current">2</text:page-number><text:s/><text:span text:style-name="MT3">de </text:span><text:span text:style-name="MT3"><text:page-count>2</text:page-count></text:span><draw:frame draw:style-name="Mfr2" draw:name="Image1" text:anchor-type="char" svg:x="-0.06cm" svg:y="0.607cm" svg:width="15.669cm" svg:height="1.886cm" draw:z-index="3"><draw:image xlink:href="Pictures/100000000000020B0000004ABDB2620E6833E2E9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stavo lazaro nuñez</meta:initial-creator>
    <meta:creation-date>2016-07-20T09:51:00</meta:creation-date>
    <dc:date>2024-08-27T09:27:37.415384588</dc:date>
    <meta:print-date>2016-04-14T14:01:00</meta:print-date>
    <meta:editing-cycles>123</meta:editing-cycles>
    <meta:editing-duration>PT4H5M27S</meta:editing-duration>
    <meta:generator>LibreOffice/6.4.7.2$Linux_X86_64 LibreOffice_project/40$Build-2</meta:generator>
    <meta:document-statistic meta:table-count="2" meta:image-count="3" meta:object-count="0" meta:page-count="2" meta:paragraph-count="29" meta:word-count="276" meta:character-count="1846" meta:non-whitespace-character-count="1659"/>
  </office:meta>
</office:document-meta>
</file>